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21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97.512437810947" office:value-type="float"/>
          <table:table-cell table:style-name="acquired_lot_note_fiat" office:value="117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937.5124378109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98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702.487562189053" office:value-type="float"/>
          <table:table-cell table:style-name="acquired_lot_note_fiat" office:value="1555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149.48756218905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3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3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9975.0" office:value-type="float"/>
          <table:table-cell table:style-name="acquired_lot_note_fiat" office:value="1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7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8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8.00000000 of 8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5000.0" office:value-type="float"/>
          <table:table-cell table:style-name="acquired_lot_note_fiat" office:value="4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0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0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17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8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5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2484.375" office:value-type="float"/>
          <table:table-cell table:style-name="acquired_lot_note_fiat" office:value="250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2540.62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5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5.00000000 of 8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8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7490.625" office:value-type="float"/>
          <table:table-cell table:style-name="acquired_lot_note_fiat" office:value="12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4509.37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3: 3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3.00000000 of 8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8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25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3: 1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00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4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6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21000.0" office:value-type="float"/>
          <table:table-cell table:style-name="acquired_lot_note_fiat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30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6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6.00000000 of 15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19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1500.0" office:value-type="float"/>
          <table:table-cell table:style-name="acquired_lot_note_fiat" office:value="27027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73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9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9.00000000 of 1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00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5597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17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1.79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9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500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9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3: 5.0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250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752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2: 5.00000000 of 10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64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7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2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48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5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3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3: 3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3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0.0" office:value-type="float"/>
          <table:table-cell table:style-name="acquired_lot_note_fiat" office:value="5005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95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10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0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.0" office:value-type="float"/>
          <table:table-cell table:style-name="acquired_lot_note_fiat" office:value="100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99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36000.0" office:value-type="float"/>
          <table:table-cell table:style-name="acquired_lot_note_fiat" office:value="1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8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8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11000.0" office:value-type="float"/>
          <table:table-cell table:style-name="acquired_lot_note_fiat" office:value="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0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2/2: 2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2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49500.0" office:value-type="float"/>
          <table:table-cell table:style-name="acquired_lot_note_fiat" office:value="900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0491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1/1: 9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9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36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4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2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5-30T03:50:42.986533</dc:date>
    <meta:editing-duration>P1DT10H42M59S</meta:editing-duration>
    <meta:editing-cycles>112</meta:editing-cycles>
    <meta:generator>http://pypi.python.org/pypi/ezodf/0.1.0$Python3.8.8 (default, Apr 13 2021, 19:58:26) 
[GCC 7.3.0]</meta:generator>
    <meta:document-statistic meta:table-count="15" meta:cell-count="575" meta:object-count="0"/>
  </office:meta>
</office:document-meta>
</file>